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fo:font-size="9.5pt" style:font-size-asian="9.5pt" style:font-size-complex="9.5pt"/>
    </style:style>
    <style:style style:name="P2" style:family="paragraph" style:parent-style-name="Heading_20_2">
      <style:text-properties fo:font-size="9.5pt" style:font-size-asian="9.5pt" style:font-size-complex="9.5pt"/>
    </style:style>
    <style:style style:name="P3" style:family="paragraph" style:parent-style-name="Preformatted_20_Text">
      <style:paragraph-properties fo:margin-left="0cm" fo:margin-right="0cm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5" style:family="paragraph" style:parent-style-name="Preformatted_20_Text" style:list-style-name="L6">
      <style:paragraph-properties fo:margin-left="0cm" fo:margin-right="0cm" fo:text-indent="0cm" style:auto-text-indent="false"/>
    </style:style>
    <style:style style:name="P6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/>
    </style:style>
    <style:style style:name="P7" style:family="paragraph" style:parent-style-name="Preformatted_20_Text" style:list-style-name="L6">
      <style:text-properties fo:font-size="9.5pt" style:font-size-asian="9.5pt" style:font-size-complex="9.5pt"/>
    </style:style>
    <style:style style:name="P8" style:family="paragraph" style:parent-style-name="Standard">
      <style:text-properties fo:font-size="9.5pt" officeooo:rsid="001de44a" officeooo:paragraph-rsid="001de44a" style:font-size-asian="9.5pt" style:font-size-complex="9.5pt"/>
    </style:style>
    <style:style style:name="P9" style:family="paragraph" style:parent-style-name="Standard">
      <style:text-properties fo:font-size="9.5pt" officeooo:paragraph-rsid="00201f29" style:font-size-asian="9.5pt" style:font-size-complex="9.5pt"/>
    </style:style>
    <style:style style:name="P10" style:family="paragraph" style:parent-style-name="Standard" style:list-style-name="L1">
      <style:text-properties fo:font-size="9.5pt" fo:language="ru" fo:country="RU" officeooo:rsid="001de44a" officeooo:paragraph-rsid="001de44a" style:font-size-asian="9.5pt" style:font-size-complex="9.5pt"/>
    </style:style>
    <style:style style:name="P11" style:family="paragraph" style:parent-style-name="Standard" style:list-style-name="L1">
      <style:text-properties fo:font-size="9.5pt" fo:language="ru" fo:country="RU" officeooo:rsid="001f8637" officeooo:paragraph-rsid="001f8637" style:font-size-asian="9.5pt" style:font-size-complex="9.5pt"/>
    </style:style>
    <style:style style:name="P12" style:family="paragraph" style:parent-style-name="Text_20_body">
      <style:paragraph-properties fo:margin-left="1cm" fo:margin-right="1cm" fo:text-indent="0cm" style:auto-text-indent="false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6">
      <style:paragraph-properties fo:margin-left="0cm" fo:margin-right="0cm" fo:text-indent="0cm" style:auto-text-indent="false"/>
    </style:style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10"/>
    <style:style style:name="P23" style:family="paragraph" style:parent-style-name="Text_20_body" style:list-style-name="L11"/>
    <style:style style:name="P24" style:family="paragraph" style:parent-style-name="Text_20_body">
      <style:paragraph-properties fo:margin-left="0cm" fo:margin-right="0cm" fo:margin-top="0.423cm" fo:margin-bottom="0.423cm" style:contextual-spacing="false" fo:text-align="center" style:justify-single-word="false" fo:text-indent="0cm" style:auto-text-indent="false"/>
      <style:text-properties fo:font-size="9.5pt" fo:font-weight="bold" style:font-size-asian="9.5pt" style:font-weight-asian="bold" style:font-size-complex="9.5pt" style:font-weight-complex="bold"/>
    </style:style>
    <style:style style:name="P25" style:family="paragraph" style:parent-style-name="Text_20_body">
      <style:text-properties fo:font-size="9.5pt" style:font-size-asian="9.5pt" style:font-size-complex="9.5pt"/>
    </style:style>
    <style:style style:name="P26" style:family="paragraph" style:parent-style-name="Text_20_body" style:list-style-name="L4">
      <style:text-properties fo:font-size="9.5pt" style:font-size-asian="9.5pt" style:font-size-complex="9.5pt"/>
    </style:style>
    <style:style style:name="P27" style:family="paragraph" style:parent-style-name="Text_20_body" style:list-style-name="L6">
      <style:text-properties fo:font-size="9.5pt" style:font-size-asian="9.5pt" style:font-size-complex="9.5pt"/>
    </style:style>
    <style:style style:name="P28" style:family="paragraph" style:parent-style-name="Text_20_body" style:list-style-name="L9">
      <style:text-properties fo:font-size="9.5pt" style:font-size-asian="9.5pt" style:font-size-complex="9.5pt"/>
    </style:style>
    <style:style style:name="P29" style:family="paragraph" style:parent-style-name="Text_20_body" style:list-style-name="L10">
      <style:text-properties fo:font-size="9.5pt" style:font-size-asian="9.5pt" style:font-size-complex="9.5pt"/>
    </style:style>
    <style:style style:name="P30" style:family="paragraph" style:parent-style-name="Text_20_body" style:list-style-name="L12">
      <style:text-properties fo:font-size="9.5pt" style:font-size-asian="9.5pt" style:font-size-complex="9.5pt"/>
    </style:style>
    <style:style style:name="T1" style:family="text">
      <style:text-properties fo:language="en" fo:country="US"/>
    </style:style>
    <style:style style:name="T2" style:family="text">
      <style:text-properties fo:language="ru" fo:country="RU" officeooo:rsid="00201f29"/>
    </style:style>
    <style:style style:name="T3" style:family="text">
      <style:text-properties fo:color="#cc6666" loext:opacity="100%" loext:padding="0cm" loext:border="none"/>
    </style:style>
    <style:style style:name="T4" style:family="text">
      <style:text-properties loext:padding="0cm" loext:border="none"/>
    </style:style>
    <style:style style:name="T5" style:family="text">
      <style:text-properties fo:color="#81a2be" loext:opacity="100%" loext:padding="0cm" loext:border="none"/>
    </style:style>
    <style:style style:name="T6" style:family="text">
      <style:text-properties fo:color="#c5c8c6" loext:opacity="100%" loext:padding="0cm" loext:border="none"/>
    </style:style>
    <style:style style:name="T7" style:family="text">
      <style:text-properties fo:color="#de935f" loext:opacity="100%" loext:padding="0cm" loext:border="none"/>
    </style:style>
    <style:style style:name="T8" style:family="text">
      <style:text-properties fo:color="#b5bd68" loext:opacity="100%" loext:padding="0cm" loext:border="none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9pt" style:font-size-asian="9pt" style:font-size-complex="9pt" loext:padding="0cm" loext:border="none"/>
    </style:style>
    <style:style style:name="T11" style:family="text">
      <style:text-properties fo:font-size="9.5pt" style:font-size-asian="9.5pt" style:font-size-complex="9.5pt"/>
    </style:style>
    <style:style style:name="T12" style:family="text">
      <style:text-properties fo:font-size="9.5pt" style:font-size-asian="9.5pt" style:font-size-complex="9.5pt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Тг бот по работе с клиентами по недвижимости.</text:p>
      <text:p text:style-name="P8">Для начала<text:span text:style-name="T1">:</text:span></text:p>
      <text:list text:style-name="L1">
        <text:list-item>
          <text:p text:style-name="P10">Среда разработки — <text:span text:style-name="T1">IntelliJ IDEA</text:span></text:p>
        </text:list-item>
        <text:list-item>
          <text:p text:style-name="P11">язык программирования: <text:span text:style-name="T1">Java</text:span></text:p>
        </text:list-item>
        <text:list-item>
          <text:p text:style-name="P11">задача — разработать тг бота для работы с клиентами по недвижимости и возможность делать заявки, устанавливать время, телефон, город и т. д.</text:p>
        </text:list-item>
      </text:list>
      <text:p text:style-name="P9">Подробное объяснение логики скрипта:</text:p>
      <text:h text:style-name="P2" text:outline-level="2">1. Модель клиента и статусы</text:h>
      <text:p text:style-name="Text_20_body"><text:span text:style-name="T11">Внутренний класс </text:span><text:span text:style-name="Source_20_Text"><text:span text:style-name="T11">Client</text:span></text:span><text:span text:style-name="T11"> — это одна заявка/клиент:</text:span></text:p>
      <text:list text:style-name="L2">
        <text:list-item>
          <text:p text:style-name="P13"><text:span text:style-name="Source_20_Text"><text:span text:style-name="T11">id</text:span></text:span><text:span text:style-name="T11"> — короткий уникальный идентификатор (первые 6 символов UUID).</text:span></text:p>
        </text:list-item>
        <text:list-item>
          <text:p text:style-name="P13"><text:span text:style-name="Source_20_Text"><text:span text:style-name="T11">name</text:span></text:span><text:span text:style-name="T11"> — ФИО.</text:span></text:p>
        </text:list-item>
        <text:list-item>
          <text:p text:style-name="P13"><text:span text:style-name="Source_20_Text"><text:span text:style-name="T11">phone</text:span></text:span><text:span text:style-name="T11"> — телефон.</text:span></text:p>
        </text:list-item>
        <text:list-item>
          <text:p text:style-name="P13"><text:span text:style-name="Source_20_Text"><text:span text:style-name="T11">city</text:span></text:span><text:span text:style-name="T11"> — город покупки недвижимости.</text:span></text:p>
        </text:list-item>
        <text:list-item>
          <text:p text:style-name="P13"><text:span text:style-name="Source_20_Text"><text:span text:style-name="T11">status</text:span></text:span><text:span text:style-name="T11"> — текущее состояние задачи:</text:span></text:p>
          <text:list>
            <text:list-item>
              <text:p text:style-name="P13"><text:span text:style-name="Source_20_Text"><text:span text:style-name="T11">NEW</text:span></text:span><text:span text:style-name="T11"> — предстоит связаться (попадает в раздел «Предстоящие»).</text:span></text:p>
            </text:list-item>
            <text:list-item>
              <text:p text:style-name="P13"><text:span text:style-name="Source_20_Text"><text:span text:style-name="T11">WAITING</text:span></text:span><text:span text:style-name="T11"> — ты уже написал/позвонил клиенту и ждёшь ответ (раздел «В ожидании»).</text:span></text:p>
            </text:list-item>
            <text:list-item>
              <text:p text:style-name="P13"><text:span text:style-name="Source_20_Text"><text:span text:style-name="T11">COMPLETED</text:span></text:span><text:span text:style-name="T11"> — задача выполнена, клиент либо купил, либо отказался, но ты всё закрыл.</text:span></text:p>
            </text:list-item>
            <text:list-item>
              <text:p text:style-name="P13"><text:span text:style-name="Source_20_Text"><text:span text:style-name="T11">DELETED</text:span></text:span><text:span text:style-name="T11"> — задачи, которые помечены как удалённые, но их можно восстановить.</text:span></text:p>
            </text:list-item>
          </text:list>
        </text:list-item>
      </text:list>
      <text:p text:style-name="Text_20_body"><text:span text:style-name="T11">Список всех клиентов хранится в </text:span><text:span text:style-name="Source_20_Text"><text:span text:style-name="T11">List&lt;Client&gt; clients</text:span></text:span><text:span text:style-name="T11">. Сейчас это in‑memory, т.е. всё пропадёт при рестарте, но логика такая же, как и будет с БД.</text:span></text:p>
      <text:h text:style-name="P2" text:outline-level="2">2. Состояние диалога (FSM) при создании заявки</text:h>
      <text:p text:style-name="P25">Чтобы бот мог «разговаривать по шагам», используется простая машина состояний:</text:p>
      <text:list text:style-name="L3">
        <text:list-item>
          <text:p text:style-name="P14"><text:span text:style-name="Source_20_Text"><text:span text:style-name="T11">Map&lt;Long, String&gt; inputStates</text:span></text:span><text:span text:style-name="T11"> — для каждого </text:span><text:span text:style-name="Source_20_Text"><text:span text:style-name="T11">chatId</text:span></text:span><text:span text:style-name="T11"> хранится текущий шаг (</text:span><text:span text:style-name="Source_20_Text"><text:span text:style-name="T11">"NAME"</text:span></text:span><text:span text:style-name="T11">, </text:span><text:span text:style-name="Source_20_Text"><text:span text:style-name="T11">"PHONE"</text:span></text:span><text:span text:style-name="T11">, </text:span><text:span text:style-name="Source_20_Text"><text:span text:style-name="T11">"CITY"</text:span></text:span><text:span text:style-name="T11">).</text:span></text:p>
        </text:list-item>
        <text:list-item>
          <text:p text:style-name="P14"><text:span text:style-name="Source_20_Text"><text:span text:style-name="T11">Map&lt;Long, Client&gt; draftClients</text:span></text:span><text:span text:style-name="T11"> — вторая мапа, где лежит «черновой» клиент, которого ты только заполняешь.</text:span></text:p>
        </text:list-item>
      </text:list>
      <text:p text:style-name="P25">Алгоритм:</text:p>
      <text:list text:style-name="L4">
        <text:list-item>
          <text:p text:style-name="P26">Пользователь жмёт «📝 Создать заявку».</text:p>
        </text:list-item>
        <text:list-item>
          <text:p text:style-name="P26">Бот:</text:p>
          <text:list>
            <text:list-item>
              <text:p text:style-name="P15"><text:span text:style-name="T11">кладёт </text:span><text:span text:style-name="Source_20_Text"><text:span text:style-name="T11">"NAME"</text:span></text:span><text:span text:style-name="T11"> в </text:span><text:span text:style-name="Source_20_Text"><text:span text:style-name="T11">inputStates</text:span></text:span><text:span text:style-name="T11"> для этого чата;</text:span></text:p>
            </text:list-item>
            <text:list-item>
              <text:p text:style-name="P15"><text:span text:style-name="T11">создаёт нового </text:span><text:span text:style-name="Source_20_Text"><text:span text:style-name="T11">Client</text:span></text:span><text:span text:style-name="T11"> и кладёт в </text:span><text:span text:style-name="Source_20_Text"><text:span text:style-name="T11">draftClients</text:span></text:span><text:span text:style-name="T11">;</text:span></text:p>
            </text:list-item>
            <text:list-item>
              <text:p text:style-name="P26">спрашивает: «Введите ФИО клиента».</text:p>
            </text:list-item>
          </text:list>
        </text:list-item>
        <text:list-item>
          <text:p text:style-name="P15"><text:span text:style-name="T11">Каждый новый ввод проверяется в </text:span><text:span text:style-name="Source_20_Text"><text:span text:style-name="T11">handleMessage</text:span></text:span><text:span text:style-name="T11">:</text:span></text:p>
          <text:list>
            <text:list-item>
              <text:p text:style-name="P15"><text:span text:style-name="T11">если </text:span><text:span text:style-name="Source_20_Text"><text:span text:style-name="T11">chatId</text:span></text:span><text:span text:style-name="T11"> есть в </text:span><text:span text:style-name="Source_20_Text"><text:span text:style-name="T11">inputStates</text:span></text:span><text:span text:style-name="T11"> → вызывается </text:span><text:span text:style-name="Source_20_Text"><text:span text:style-name="T11">processClientInput</text:span></text:span><text:span text:style-name="T11">.</text:span></text:p>
            </text:list-item>
          </text:list>
        </text:list-item>
        <text:list-item>
          <text:p text:style-name="P15"><text:span text:style-name="T11">В </text:span><text:span text:style-name="Source_20_Text"><text:span text:style-name="T11">processClientInput</text:span></text:span><text:span text:style-name="T11"> по текущему шагу:</text:span></text:p>
          <text:list>
            <text:list-item>
              <text:p text:style-name="P15"><text:span text:style-name="Source_20_Text"><text:span text:style-name="T11">"NAME"</text:span></text:span><text:span text:style-name="T11"> → сохраняем </text:span><text:span text:style-name="Source_20_Text"><text:span text:style-name="T11">name</text:span></text:span><text:span text:style-name="T11">, переходим к </text:span><text:span text:style-name="Source_20_Text"><text:span text:style-name="T11">"PHONE"</text:span></text:span><text:span text:style-name="T11">, спрашиваем номер.</text:span></text:p>
            </text:list-item>
            <text:list-item>
              <text:p text:style-name="P15"><text:span text:style-name="Source_20_Text"><text:span text:style-name="T11">"PHONE"</text:span></text:span><text:span text:style-name="T11"> → сохраняем телефон, переходим к </text:span><text:span text:style-name="Source_20_Text"><text:span text:style-name="T11">"CITY"</text:span></text:span><text:span text:style-name="T11">, спрашиваем город.</text:span></text:p>
            </text:list-item>
            <text:list-item>
              <text:p text:style-name="P15"><text:soft-page-break/><text:span text:style-name="Source_20_Text"><text:span text:style-name="T11">"CITY"</text:span></text:span><text:span text:style-name="T11"> → сохраняем город, добавляем клиента в общий список </text:span><text:span text:style-name="Source_20_Text"><text:span text:style-name="T11">clients</text:span></text:span><text:span text:style-name="T11">, очищаем черновик и состояние, возвращаем главное меню.</text:span></text:p>
            </text:list-item>
          </text:list>
        </text:list-item>
      </text:list>
      <text:p text:style-name="P25">Так ты гарантированно всегда собираешь ФИО, телефон и город в правильном порядке.</text:p>
      <text:h text:style-name="P2" text:outline-level="2">3. Главное меню и видимые разделы</text:h>
      <text:p text:style-name="Text_20_body"><text:span text:style-name="T11">Главное меню — это </text:span><text:span text:style-name="Source_20_Text"><text:span text:style-name="T11">ReplyKeyboardMarkup</text:span></text:span><text:span text:style-name="T11"> (обычная клавиатура снизу):</text:span></text:p>
      <text:list text:style-name="L5">
        <text:list-item>
          <text:p text:style-name="P16"><text:span text:style-name="T11">ряд 1: </text:span><text:span text:style-name="Source_20_Text"><text:span text:style-name="T11">📝 Создать заявку</text:span></text:span></text:p>
        </text:list-item>
        <text:list-item>
          <text:p text:style-name="P16"><text:span text:style-name="T11">ряд 2: </text:span><text:span text:style-name="Source_20_Text"><text:span text:style-name="T11">📂 Предстоящие</text:span></text:span><text:span text:style-name="T11"> и </text:span><text:span text:style-name="Source_20_Text"><text:span text:style-name="T11">⏳ В ожидании</text:span></text:span></text:p>
        </text:list-item>
        <text:list-item>
          <text:p text:style-name="P16"><text:span text:style-name="T11">ряд 3: </text:span><text:span text:style-name="Source_20_Text"><text:span text:style-name="T11">✅ Выполненные</text:span></text:span><text:span text:style-name="T11"> и </text:span><text:span text:style-name="Source_20_Text"><text:span text:style-name="T11">🗑 Удаленные</text:span></text:span></text:p>
        </text:list-item>
      </text:list>
      <text:p text:style-name="Text_20_body"><text:span text:style-name="T11">Кнопки работают как обычные текстовые сообщения, поэтому в </text:span><text:span text:style-name="Source_20_Text"><text:span text:style-name="T11">handleMessage</text:span></text:span><text:span text:style-name="T11"> есть </text:span><text:span text:style-name="Source_20_Text"><text:span text:style-name="T11">switch (text)</text:span></text:span><text:span text:style-name="T11"> по этим строкам.</text:span></text:p>
      <text:h text:style-name="P2" text:outline-level="2">4. Просмотр списков задач</text:h>
      <text:p text:style-name="Text_20_body"><text:span text:style-name="T11">Метод </text:span><text:span text:style-name="Source_20_Text"><text:span text:style-name="T11">showClientList(chatId, status, header)</text:span></text:span><text:span text:style-name="T11">:</text:span></text:p>
      <text:list text:style-name="L6">
        <text:list-item>
          <text:p text:style-name="P17"><text:span text:style-name="T11">фильтрует </text:span><text:span text:style-name="Source_20_Text"><text:span text:style-name="T11">clients</text:span></text:span><text:span text:style-name="T11"> по статусу;</text:span></text:p>
        </text:list-item>
        <text:list-item>
          <text:p text:style-name="P27">если список пуст — пишет «Список пуст»;</text:p>
        </text:list-item>
        <text:list-item>
          <text:p text:style-name="P27">иначе:</text:p>
          <text:list>
            <text:list-item>
              <text:p text:style-name="P27">отправляет заголовок;</text:p>
            </text:list-item>
            <text:list-item>
              <text:p text:style-name="P27">для каждого клиента формирует карточку:</text:p>
              <text:p text:style-name="P7">text</text:p>
              <text:p text:style-name="P5"><text:span text:style-name="Source_20_Text"><text:span text:style-name="T12">🆔 ID: XXYYZZ</text:span></text:span></text:p>
              <text:p text:style-name="P5"><text:span text:style-name="Source_20_Text"><text:span text:style-name="T12">👤 ФИО: ...</text:span></text:span></text:p>
              <text:p text:style-name="P5"><text:span text:style-name="Source_20_Text"><text:span text:style-name="T12">📞 Телефон: ...</text:span></text:span></text:p>
              <text:p text:style-name="P5"><text:span text:style-name="Source_20_Text"><text:span text:style-name="T12">📍 Город: ...</text:span></text:span></text:p>
              <text:p text:style-name="P6"><text:span text:style-name="Source_20_Text"><text:span text:style-name="T12">📌 Статус: ...</text:span></text:span></text:p>
            </text:list-item>
            <text:list-item>
              <text:p text:style-name="P18"><text:span text:style-name="T11">под карточкой рендерится </text:span><text:span text:style-name="Source_20_Text"><text:span text:style-name="T11">InlineKeyboardMarkup</text:span></text:span><text:span text:style-name="T11"> (inline‑кнопки) с набором действий, зависящих от статуса.</text:span></text:p>
            </text:list-item>
          </text:list>
        </text:list-item>
      </text:list>
      <text:h text:style-name="P2" text:outline-level="2">5. Inline‑кнопки действий</text:h>
      <text:p text:style-name="Text_20_body"><text:span text:style-name="Source_20_Text"><text:span text:style-name="T11">createClientActionsKeyboard(Client client)</text:span></text:span><text:span text:style-name="T11"> строит кнопки:</text:span></text:p>
      <text:list text:style-name="L7">
        <text:list-item>
          <text:p text:style-name="P19"><text:span text:style-name="T11">если </text:span><text:span text:style-name="Source_20_Text"><text:span text:style-name="T11">NEW</text:span></text:span><text:span text:style-name="T11">:</text:span></text:p>
          <text:list>
            <text:list-item>
              <text:p text:style-name="P19"><text:span text:style-name="Source_20_Text"><text:span text:style-name="T11">🚀 Связаться с клиентом</text:span></text:span><text:span text:style-name="T11"> → callback </text:span><text:span text:style-name="Source_20_Text"><text:span text:style-name="T11">contact:&lt;id&gt;</text:span></text:span></text:p>
            </text:list-item>
          </text:list>
        </text:list-item>
        <text:list-item>
          <text:p text:style-name="P19"><text:span text:style-name="T11">если </text:span><text:span text:style-name="Source_20_Text"><text:span text:style-name="T11">WAITING</text:span></text:span><text:span text:style-name="T11">:</text:span></text:p>
          <text:list>
            <text:list-item>
              <text:p text:style-name="P19"><text:span text:style-name="Source_20_Text"><text:span text:style-name="T11">✅ Завершить</text:span></text:span><text:span text:style-name="T11"> → </text:span><text:span text:style-name="Source_20_Text"><text:span text:style-name="T11">done:&lt;id&gt;</text:span></text:span></text:p>
            </text:list-item>
            <text:list-item>
              <text:p text:style-name="P19"><text:span text:style-name="Source_20_Text"><text:span text:style-name="T11">⏰ Перенести напоминание</text:span></text:span><text:span text:style-name="T11"> → </text:span><text:span text:style-name="Source_20_Text"><text:span text:style-name="T11">remind_menu:&lt;id&gt;</text:span></text:span><text:span text:style-name="T11"> (открывает подменю с временем)</text:span></text:p>
            </text:list-item>
            <text:list-item>
              <text:p text:style-name="P19"><text:span text:style-name="Source_20_Text"><text:span text:style-name="T11">❌ Удалить (отказ)</text:span></text:span><text:span text:style-name="T11"> → </text:span><text:span text:style-name="Source_20_Text"><text:span text:style-name="T11">delete:&lt;id&gt;</text:span></text:span></text:p>
            </text:list-item>
          </text:list>
        </text:list-item>
        <text:list-item>
          <text:p text:style-name="P19"><text:span text:style-name="T11">если </text:span><text:span text:style-name="Source_20_Text"><text:span text:style-name="T11">DELETED</text:span></text:span><text:span text:style-name="T11">:</text:span></text:p>
          <text:list>
            <text:list-item>
              <text:p text:style-name="P19"><text:span text:style-name="Source_20_Text"><text:span text:style-name="T11">♻️ Восстановить</text:span></text:span><text:span text:style-name="T11"> → </text:span><text:span text:style-name="Source_20_Text"><text:span text:style-name="T11">restore:&lt;id&gt;</text:span></text:span></text:p>
            </text:list-item>
          </text:list>
        </text:list-item>
      </text:list>
      <text:p text:style-name="P25">Это как маленькая карточка задачи с действиями, не нужно вручную писать команды.</text:p>
      <text:h text:style-name="P2" text:outline-level="2">6. Обработка callback‑данных</text:h>
      <text:p text:style-name="Text_20_body"><text:span text:style-name="T11">В </text:span><text:span text:style-name="Source_20_Text"><text:span text:style-name="T11">handleCallback</text:span></text:span><text:span text:style-name="T11"> приходит строка вида:</text:span></text:p>
      <text:list text:style-name="L8">
        <text:list-item>
          <text:p text:style-name="P20"><text:soft-page-break/><text:span text:style-name="Source_20_Text"><text:span text:style-name="T11">"contact:ABC123"</text:span></text:span></text:p>
        </text:list-item>
        <text:list-item>
          <text:p text:style-name="P20"><text:span text:style-name="Source_20_Text"><text:span text:style-name="T11">"delay:ABC123:2"</text:span></text:span><text:span text:style-name="T11"> и т.п.</text:span></text:p>
        </text:list-item>
      </text:list>
      <text:p text:style-name="P25">Логика:</text:p>
      <text:list text:style-name="L9">
        <text:list-item>
          <text:p text:style-name="P21"><text:span text:style-name="T11">Делим строку </text:span><text:span text:style-name="Source_20_Text"><text:span text:style-name="T11">data.split(":")</text:span></text:span><text:span text:style-name="T11">.</text:span></text:p>
        </text:list-item>
        <text:list-item>
          <text:p text:style-name="P21"><text:span text:style-name="T11">Первая часть — действие (</text:span><text:span text:style-name="Source_20_Text"><text:span text:style-name="T11">action</text:span></text:span><text:span text:style-name="T11">), вторая — </text:span><text:span text:style-name="Source_20_Text"><text:span text:style-name="T11">clientId</text:span></text:span><text:span text:style-name="T11">, у </text:span><text:span text:style-name="Source_20_Text"><text:span text:style-name="T11">delay</text:span></text:span><text:span text:style-name="T11"> ещё и третья часть — количество часов.</text:span></text:p>
        </text:list-item>
        <text:list-item>
          <text:p text:style-name="P21"><text:span text:style-name="T11">Находим нужного клиента в </text:span><text:span text:style-name="Source_20_Text"><text:span text:style-name="T11">clients</text:span></text:span><text:span text:style-name="T11">.</text:span></text:p>
        </text:list-item>
        <text:list-item>
          <text:p text:style-name="P21"><text:span text:style-name="T11">В зависимости от </text:span><text:span text:style-name="Source_20_Text"><text:span text:style-name="T11">action</text:span></text:span><text:span text:style-name="T11">:</text:span></text:p>
          <text:list>
            <text:list-item>
              <text:p text:style-name="P21"><text:span text:style-name="Source_20_Text"><text:span text:style-name="T11">"contact"</text:span></text:span><text:span text:style-name="T11">:</text:span></text:p>
              <text:list>
                <text:list-item>
                  <text:p text:style-name="P21"><text:span text:style-name="T11">статус → </text:span><text:span text:style-name="Source_20_Text"><text:span text:style-name="T11">WAITING</text:span></text:span><text:span text:style-name="T11">;</text:span></text:p>
                </text:list-item>
                <text:list-item>
                  <text:p text:style-name="P28">отправляем подтверждение;</text:p>
                </text:list-item>
                <text:list-item>
                  <text:p text:style-name="P28">ставим напоминание через 1 час.</text:p>
                </text:list-item>
              </text:list>
            </text:list-item>
            <text:list-item>
              <text:p text:style-name="P21"><text:span text:style-name="Source_20_Text"><text:span text:style-name="T11">"done"</text:span></text:span><text:span text:style-name="T11">:</text:span></text:p>
              <text:list>
                <text:list-item>
                  <text:p text:style-name="P21"><text:span text:style-name="T11">статус → </text:span><text:span text:style-name="Source_20_Text"><text:span text:style-name="T11">COMPLETED</text:span></text:span><text:span text:style-name="T11">.</text:span></text:p>
                </text:list-item>
              </text:list>
            </text:list-item>
            <text:list-item>
              <text:p text:style-name="P21"><text:span text:style-name="Source_20_Text"><text:span text:style-name="T11">"delete"</text:span></text:span><text:span text:style-name="T11">:</text:span></text:p>
              <text:list>
                <text:list-item>
                  <text:p text:style-name="P21"><text:span text:style-name="T11">статус → </text:span><text:span text:style-name="Source_20_Text"><text:span text:style-name="T11">DELETED</text:span></text:span><text:span text:style-name="T11">.</text:span></text:p>
                </text:list-item>
              </text:list>
            </text:list-item>
            <text:list-item>
              <text:p text:style-name="P21"><text:span text:style-name="Source_20_Text"><text:span text:style-name="T11">"restore"</text:span></text:span><text:span text:style-name="T11">:</text:span></text:p>
              <text:list>
                <text:list-item>
                  <text:p text:style-name="P21"><text:span text:style-name="T11">статус → </text:span><text:span text:style-name="Source_20_Text"><text:span text:style-name="T11">NEW</text:span></text:span><text:span text:style-name="T11">.</text:span></text:p>
                </text:list-item>
              </text:list>
            </text:list-item>
            <text:list-item>
              <text:p text:style-name="P21"><text:span text:style-name="Source_20_Text"><text:span text:style-name="T11">"remind_menu"</text:span></text:span><text:span text:style-name="T11">:</text:span></text:p>
              <text:list>
                <text:list-item>
                  <text:p text:style-name="P21"><text:span text:style-name="T11">вместо смены статуса показываем инлайн‑клавиатуру с вариантами времени: </text:span><text:span text:style-name="Source_20_Text"><text:span text:style-name="T11">1ч</text:span></text:span><text:span text:style-name="T11">, </text:span><text:span text:style-name="Source_20_Text"><text:span text:style-name="T11">2ч</text:span></text:span><text:span text:style-name="T11">, </text:span><text:span text:style-name="Source_20_Text"><text:span text:style-name="T11">8ч</text:span></text:span><text:span text:style-name="T11">, </text:span><text:span text:style-name="Source_20_Text"><text:span text:style-name="T11">24ч</text:span></text:span><text:span text:style-name="T11">, </text:span><text:span text:style-name="Source_20_Text"><text:span text:style-name="T11">2 дня</text:span></text:span><text:span text:style-name="T11">.</text:span></text:p>
                </text:list-item>
              </text:list>
            </text:list-item>
            <text:list-item>
              <text:p text:style-name="P21"><text:span text:style-name="Source_20_Text"><text:span text:style-name="T11">"delay"</text:span></text:span><text:span text:style-name="T11">:</text:span></text:p>
              <text:list>
                <text:list-item>
                  <text:p text:style-name="P28">парсим количество часов;</text:p>
                </text:list-item>
                <text:list-item>
                  <text:p text:style-name="P28">создаём новое напоминание;</text:p>
                </text:list-item>
                <text:list-item>
                  <text:p text:style-name="P28">отправляем «Напоминание перенесено на X ч».</text:p>
                </text:list-item>
              </text:list>
            </text:list-item>
          </text:list>
        </text:list-item>
      </text:list>
      <text:h text:style-name="P2" text:outline-level="2">7. Напоминания</text:h>
      <text:p text:style-name="Text_20_body"><text:span text:style-name="T11">Используется </text:span><text:span text:style-name="Source_20_Text"><text:span text:style-name="T11">ScheduledExecutorService</text:span></text:span><text:span text:style-name="T11">:</text:span></text:p>
      <text:list text:style-name="L10">
        <text:list-item>
          <text:p text:style-name="P22"><text:span text:style-name="T11">метод </text:span><text:span text:style-name="Source_20_Text"><text:span text:style-name="T11">setReminder(chatId, client, time, unit)</text:span></text:span><text:span text:style-name="T11"> планирует задачу на будущее время;</text:span></text:p>
        </text:list-item>
        <text:list-item>
          <text:p text:style-name="P29">когда время приходит:</text:p>
          <text:list>
            <text:list-item>
              <text:p text:style-name="P22"><text:span text:style-name="T11">проверяется, что статус клиента всё ещё </text:span><text:span text:style-name="Source_20_Text"><text:span text:style-name="T11">WAITING</text:span></text:span><text:span text:style-name="T11"> (если ты успел завершить задачу — напоминание тихо игнорируется);</text:span></text:p>
            </text:list-item>
            <text:list-item>
              <text:p text:style-name="P29">если статус не изменился — бот отправляет сообщение:</text:p>
              <text:p text:style-name="P29">«Перезвоните клиенту Имя (телефон), город ...».</text:p>
            </text:list-item>
          </text:list>
        </text:list-item>
      </text:list>
      <text:p text:style-name="P25">Так реализуется ключевая «боль» компании: бот не даёт забыть про клиента.</text:p>
      <text:h text:style-name="P2" text:outline-level="2">8. Утилиты отправки сообщений</text:h>
      <text:p text:style-name="P25">Чтобы не дублировать try/catch:</text:p>
      <text:list text:style-name="L11">
        <text:list-item>
          <text:p text:style-name="P23"><text:span text:style-name="Source_20_Text"><text:span text:style-name="T11">sendMessage</text:span></text:span><text:span text:style-name="T11"> — простой текст;</text:span></text:p>
        </text:list-item>
        <text:list-item>
          <text:p text:style-name="P23"><text:soft-page-break/><text:span text:style-name="Source_20_Text"><text:span text:style-name="T11">sendInlineKeyboard</text:span></text:span><text:span text:style-name="T11"> — текст + inline‑клавиатура;</text:span></text:p>
        </text:list-item>
        <text:list-item>
          <text:p text:style-name="P23"><text:span text:style-name="Source_20_Text"><text:span text:style-name="T11">sendMainMenu</text:span></text:span><text:span text:style-name="T11"> — текст + обычная клавиатура;</text:span></text:p>
        </text:list-item>
        <text:list-item>
          <text:p text:style-name="P23"><text:span text:style-name="Source_20_Text"><text:span text:style-name="T11">executeSafely</text:span></text:span><text:span text:style-name="T11"> — единая точка вызова </text:span><text:span text:style-name="Source_20_Text"><text:span text:style-name="T11">execute(msg)</text:span></text:span><text:span text:style-name="T11"> с обработкой исключений.</text:span></text:p>
        </text:list-item>
      </text:list>
      <text:p text:style-name="P1"/>
      <text:p text:style-name="P25">Если хочешь, дальше можно:</text:p>
      <text:list text:style-name="L12">
        <text:list-item>
          <text:p text:style-name="P30">вынести хранение клиентов в SQLite / PostgreSQL;</text:p>
        </text:list-item>
        <text:list-item>
          <text:p text:style-name="P30">добавить фильтр по дате создания / сортировку;</text:p>
        </text:list-item>
        <text:list-item>
          <text:p text:style-name="P30">логировать действия (кто и когда связался, чем закончилась задача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25T00:29:34.502000000</meta:creation-date>
    <dc:date>2025-12-25T00:37:51.542000000</dc:date>
    <meta:editing-duration>PT8M16S</meta:editing-duration>
    <meta:editing-cycles>3</meta:editing-cycles>
    <meta:generator>LibreOffice/7.6.4.1$Windows_X86_64 LibreOffice_project/e19e193f88cd6c0525a17fb7a176ed8e6a3e2aa1</meta:generator>
    <meta:document-statistic meta:table-count="0" meta:image-count="0" meta:object-count="0" meta:page-count="4" meta:paragraph-count="109" meta:word-count="708" meta:character-count="4649" meta:non-whitespace-character-count="4107"/>
  </office:meta>
</office:document-meta>
</file>